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font-size="12pt" officeooo:rsid="0011b47d" officeooo:paragraph-rsid="0011b47d" style:font-size-asian="12pt" style:font-size-complex="12pt"/>
    </style:style>
    <style:style style:name="P2" style:family="paragraph" style:parent-style-name="Standard">
      <style:paragraph-properties fo:line-height="200%" fo:text-align="center" style:justify-single-word="false"/>
      <style:text-properties fo:font-size="12pt" officeooo:rsid="0013110f" officeooo:paragraph-rsid="0013110f" style:font-size-asian="12pt" style:font-size-complex="12pt"/>
    </style:style>
    <style:style style:name="P3" style:family="paragraph" style:parent-style-name="Standard">
      <style:paragraph-properties fo:line-height="200%" fo:text-align="start" style:justify-single-word="false" fo:padding="0.0291in" fo:border-left="none" fo:border-right="none" fo:border-top="none" fo:border-bottom="0.06pt solid #000000" style:join-border="false"/>
      <style:text-properties fo:font-size="12pt" officeooo:rsid="00189bd3" officeooo:paragraph-rsid="00189bd3" style:font-size-asian="12pt" style:font-size-complex="12pt"/>
    </style:style>
    <style:style style:name="P4" style:family="paragraph" style:parent-style-name="Standard">
      <style:paragraph-properties fo:line-height="200%"/>
      <style:text-properties fo:font-size="12pt" officeooo:rsid="0023709e" style:font-size-asian="12pt" style:font-size-complex="12pt"/>
    </style:style>
    <style:style style:name="P5" style:family="paragraph" style:parent-style-name="Standard">
      <style:paragraph-properties fo:line-height="200%"/>
      <style:text-properties fo:font-size="12pt" officeooo:rsid="0023709e" officeooo:paragraph-rsid="0023709e" style:font-size-asian="12pt" style:font-size-complex="12pt"/>
    </style:style>
    <style:style style:name="P6" style:family="paragraph" style:parent-style-name="Standard">
      <style:paragraph-properties fo:line-height="200%" fo:text-align="center" style:justify-single-word="false"/>
      <style:text-properties fo:font-size="12pt" officeooo:rsid="0011f4ad" officeooo:paragraph-rsid="0011f4ad" style:font-size-asian="12pt" style:font-size-complex="12pt"/>
    </style:style>
    <style:style style:name="P7" style:family="paragraph" style:parent-style-name="Standard">
      <style:paragraph-properties fo:line-height="200%" fo:text-align="start" style:justify-single-word="false"/>
      <style:text-properties fo:font-size="12pt" officeooo:rsid="00256523" officeooo:paragraph-rsid="00256523" style:font-size-asian="12pt" style:font-size-complex="12pt"/>
    </style:style>
    <style:style style:name="P8" style:family="paragraph" style:parent-style-name="Standard">
      <style:paragraph-properties fo:line-height="200%" fo:text-align="start" style:justify-single-word="false"/>
      <style:text-properties fo:font-size="12pt" officeooo:rsid="0013110f" officeooo:paragraph-rsid="0013110f" style:font-size-asian="12pt" style:font-size-complex="12pt"/>
    </style:style>
    <style:style style:name="P9" style:family="paragraph" style:parent-style-name="Standard">
      <style:paragraph-properties fo:line-height="200%" fo:text-align="start" style:justify-single-word="false"/>
      <style:text-properties fo:font-size="12pt" officeooo:rsid="0013110f" officeooo:paragraph-rsid="002e8f97" style:font-size-asian="12pt" style:font-size-complex="12pt"/>
    </style:style>
    <style:style style:name="P10" style:family="paragraph" style:parent-style-name="Standard">
      <style:paragraph-properties fo:line-height="200%" fo:text-align="start" style:justify-single-word="false"/>
      <style:text-properties officeooo:paragraph-rsid="0013110f"/>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line-height="200%" fo:text-align="center" style:justify-single-word="false" fo:padding="0.0291in" fo:border-left="none" fo:border-right="none" fo:border-top="none" fo:border-bottom="0.06pt solid #000000" style:join-border="false"/>
      <style:text-properties fo:font-size="12pt" officeooo:rsid="00211653" officeooo:paragraph-rsid="0011b47d" style:font-size-asian="12pt" style:font-size-complex="12pt"/>
    </style:style>
    <style:style style:name="P14" style:family="paragraph" style:parent-style-name="Standard">
      <style:paragraph-properties fo:line-height="200%" fo:text-align="start" style:justify-single-word="false" fo:padding="0.0291in" fo:border-left="none" fo:border-right="none" fo:border-top="none" fo:border-bottom="0.06pt solid #000000" style:join-border="false"/>
      <style:text-properties fo:font-size="12pt" officeooo:rsid="00304d0a" officeooo:paragraph-rsid="00304d0a" style:font-size-asian="12pt" style:font-size-complex="12pt"/>
    </style:style>
    <style:style style:name="T1" style:family="text">
      <style:text-properties style:text-position="super 58%"/>
    </style:style>
    <style:style style:name="T2" style:family="text">
      <style:text-properties officeooo:rsid="0013110f"/>
    </style:style>
    <style:style style:name="T3" style:family="text">
      <style:text-properties fo:font-size="12pt" officeooo:rsid="00211653" style:font-size-asian="12pt" style:font-size-complex="12pt"/>
    </style:style>
    <style:style style:name="T4" style:family="text">
      <style:text-properties fo:font-size="12pt" officeooo:rsid="00304d0a" style:font-size-asian="12pt" style:font-size-complex="12pt"/>
    </style:style>
    <style:style style:name="T5" style:family="text">
      <style:text-properties fo:font-size="12pt" officeooo:rsid="003535ef" style:font-size-asian="12pt" style:font-size-complex="12pt"/>
    </style:style>
    <style:style style:name="T6" style:family="text">
      <style:text-properties officeooo:rsid="00256523"/>
    </style:style>
    <style:style style:name="T7" style:family="text">
      <style:text-properties officeooo:rsid="00271553"/>
    </style:style>
    <style:style style:name="T8" style:family="text">
      <style:text-properties officeooo:rsid="00276acc"/>
    </style:style>
    <style:style style:name="T9" style:family="text">
      <style:text-properties officeooo:rsid="0027cc85"/>
    </style:style>
    <style:style style:name="T10" style:family="text">
      <style:text-properties officeooo:rsid="002a6071"/>
    </style:style>
    <style:style style:name="T11" style:family="text">
      <style:text-properties officeooo:rsid="002a913a"/>
    </style:style>
    <style:style style:name="T12" style:family="text">
      <style:text-properties officeooo:rsid="002ae864"/>
    </style:style>
    <style:style style:name="T13" style:family="text">
      <style:text-properties officeooo:rsid="002be110"/>
    </style:style>
    <style:style style:name="T14" style:family="text">
      <style:text-properties officeooo:rsid="002e2633"/>
    </style:style>
    <style:style style:name="T15" style:family="text">
      <style:text-properties officeooo:rsid="0032e3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Rosti</text:p>
      <text:p text:style-name="P1">Prof. Andrew Grimshaw</text:p>
      <text:p text:style-name="P1">Parallel Computing</text:p>
      <text:p text:style-name="P1">2<text:span text:style-name="T14">7</text:span><text:span text:style-name="T1">th</text:span> January 2016</text:p>
      <text:p text:style-name="P13">Reevaluating Amdahl’s Law </text:p>
      <text:p text:style-name="P12"><text:span text:style-name="T4">Citation</text:span></text:p>
      <text:p text:style-name="P11"/>
      <text:p text:style-name="Standard"><text:span text:style-name="T3">Gustafson, John L. “Reevaluating Amdahl’s Law.” UVa Collab. Web. 26 January 2016. </text:span></text:p>
      <text:p text:style-name="P14"/>
      <text:p text:style-name="P6"><text:span text:style-name="T2">Notes</text:span> <text:span text:style-name="T2">&amp; Terms</text:span></text:p>
      <text:p text:style-name="P7">s = portion down in serial, p = portion done in parallel, N = # of processors</text:p>
      <text:p text:style-name="P4">Amdahl's Law → speedup = (s+p)/(s+p/N) // <text:span text:style-name="T11">As N grows large → 1/s</text:span></text:p>
      <text:p text:style-name="P5"><text:span text:style-name="T13">Gustafson's</text:span> Law → speedup = N+(1-N)*s // <text:span text:style-name="T12">Our speed up is just a linear function essentially</text:span></text:p>
      <text:p text:style-name="P5">“<text:span text:style-name="T15">Scalable computing” – seems a little optimistic</text:span></text:p>
      <text:p text:style-name="P3"/>
      <text:p text:style-name="P2">Write up</text:p>
      <text:p text:style-name="P8"><text:span text:style-name="T6"><text:tab/>Gustafson complains that Amdahl's law only allow's for a maximum speed up of 1/s as N grows sufficiently large. This is fine when we have a constant problem size but in practice that isn't true. <text:s/>People constrain themselves to what the hardware allows them to do. So when given more hardware people scale the size or number of steps accordingly. To give this a more tangible situation to my own life, when I buy a new graphics card, I don't think “Oh yeah! Now I can run all of my games at twice the FPS!” I think, “Oh yeah! Now I can run all of my games at twice the settings at the same FPS!” <text:s/>I scaled the graphics settings up to an appropriate. <text:s/>Thus we should revise Amdahl's law to reflect the additional work we can accomplish in the same time, given the additional processing power. <text:s/></text:span></text:p>
      <text:p text:style-name="P8"><text:tab/><text:span text:style-name="T7">As the paper mentions itself, the number of processors is almost never truly independent of the portion of work we can do in parallel. The claim here is that much of serial work has to do with passing </text:span><text:soft-page-break/><text:span text:style-name="T7">along I/O, program initialization or rather work that ultimately is a fixed cost and doesn't vary with problem size. Taking that as the case, as the number of processors go up, we can solve large problems or have our algorithm take more intermediate steps so the portion done in parallel increases. Gustafson demonstrates this by using the wave simulation example to show that they get around a 1020 times speedup on 1024 where Amdahl would suggest the upper bound is ~200. The example Gustafson wants to make is not that two identical programs, outputting the same work, would occur 1020 times as fast. Rather that our simulation over the same period of time will have a more granular and more accurate size. The speed up here takes the form of our parallel program being able to output more frames in the same amount of time as an amdahl style that outputs a fixed amount.</text:span></text:p>
      <text:p text:style-name="P9"><text:tab/><text:span text:style-name="T8">There's a couple criticisms I see for both. Gustafson was being a little too critical of Amdahl's law given that it was formulated ~20 years prior. Amdahl's law simply doesn't take in account for that. It fixes input size and varies the number of processors. Amdahl's law bounds the speed up of a single application on the same dataset and programming workload. <text:s/>Gustafson argues that a programmer would see the increase in hardware capability and thus see that they could process a larger dataset. <text:s/>And on top of that he claims that the speed up is nearly linear (N – (1-N)s) which just feels optimistic. Another big criticism of Gustafson, I can foresee it being difficult to generate more data linearly with the amount that we can process. Once we hit a sufficiently large dataset, Gustafson's law will again be bounded by Amdahl's. </text:span></text:p>
      <text:p text:style-name="P9"><text:span text:style-name="T8"><text:tab/>The more I think about it, the more I see Gustafson's law applying to a smaller set of problems than Amdahl's. Gustafson's law requires us to scale up to the hardware available. Programming the system to take advantage of arbitrary hardware is difficult and fraught with little bugs. <text:s/>I think jumping back to video game graphics makes a good point here. Often online we see the debate between PC gamers and console gamers, where PC gamers claim their dedicated $1000 graphics cards yielding incredible visuals. However, for consoles, I find it almost more astounding what the Xbox 360 (2005) and PS3 (2006) <text:s/>have kept up as well as they have but as I've learned more programming I totally </text:span><text:soft-page-break/><text:span text:style-name="T8">understand. <text:s/>Optimizing my graphics and my engine to operate on exactly one set of hardware is magnitudes simpler than providing PCs with a shifting scale of capabilities and then ensuring that each set of configurations performs as best as they can. <text:s/>I just envision that being a nightmare. <text:s/>So again, I think Gustafson's law is a little optimistic of how an arbitrary computer program so easily scales to match the hardware provided. </text:span></text:p>
      <text:p text:style-name="P8"><text:tab/><text:span text:style-name="T9">Still though, there really is some meat to Gustafson's that Amdahl probably couldn't predict and I think is even more valid today. <text:s/>The world of distributed computing seems to support Gustafson. Take a scaleable system like AWS. I would bet I could get my hardware to scale appropriately to the amount of data I ingest. Let's say the amount of data I ingest varies on a daily basis. Like in the general course reading with high throughput computing, I would just request more processors or more cores to deal with the larger problem size. <text:s/>If I need exactly equivalent response times, I don't need to run at full load constantly. I will vary the amount of hardware I need as I need it. I don't think Amdahl or Gustafson thought that setting up and tearing down systems in this way could have been possible.</text:span></text:p>
      <text:p text:style-name="P8"><text:tab/><text:span text:style-name="T10">Again I think the crux of the difference is in processing capability instead of raw speedup. Especially in these embarrassing parallel situations where we just map a single function across an array of values. Amdahl saw programmers worried about how to calculate what the have as quickly as possible instead of suggesting that they try to tackle larger problems. Gustafson wants programmers to scale their problem size to the hardware they can obtain. <text:s/></text:span></text:p>
      <text:p text:style-name="P10"><text:span text:style-name="T3"><text:tab/></text:span><text:span text:style-name="T5">So sort of in 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6-01-26T11:18:34.226019000</meta:creation-date>
    <dc:date>2016-01-28T15:38:40.754775000</dc:date>
    <dc:creator>Marcus Rosti</dc:creator>
    <meta:editing-duration>PT14H39M22S</meta:editing-duration>
    <meta:editing-cycles>29</meta:editing-cycles>
    <meta:generator>LibreOffice/5.0.3.2$MacOSX_X86_64 LibreOffice_project/e5f16313668ac592c1bfb310f4390624e3dbfb75</meta:generator>
    <meta:document-statistic meta:table-count="0" meta:image-count="0" meta:object-count="0" meta:page-count="3" meta:paragraph-count="20" meta:word-count="976" meta:character-count="5603" meta:non-whitespace-character-count="4618"/>
  </office:meta>
</office:document-meta>
</file>